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paragraph-rsid="001bd411"/>
    </style:style>
    <style:style style:name="P2" style:family="paragraph" style:parent-style-name="Standard">
      <style:text-properties style:font-name="Times New Roman" officeooo:rsid="0024f7a1" officeooo:paragraph-rsid="0024f7a1"/>
    </style:style>
    <style:style style:name="P3" style:family="paragraph" style:parent-style-name="Standard">
      <style:text-properties style:font-name="Times New Roman" officeooo:rsid="0024f7a1" officeooo:paragraph-rsid="00291918"/>
    </style:style>
    <style:style style:name="P4" style:family="paragraph" style:parent-style-name="Standard">
      <style:text-properties style:font-name="Times New Roman" officeooo:rsid="0024f7a1" officeooo:paragraph-rsid="00272ded"/>
    </style:style>
    <style:style style:name="P5" style:family="paragraph" style:parent-style-name="Standard">
      <style:text-properties style:font-name="Times New Roman" officeooo:rsid="00272ded" officeooo:paragraph-rsid="0029b561"/>
    </style:style>
    <style:style style:name="P6" style:family="paragraph" style:parent-style-name="Standard">
      <style:text-properties style:font-name="Times New Roman" officeooo:rsid="00272ded" officeooo:paragraph-rsid="00291918"/>
    </style:style>
    <style:style style:name="P7" style:family="paragraph" style:parent-style-name="Standard">
      <style:text-properties style:font-name="Times New Roman" officeooo:rsid="0029b561" officeooo:paragraph-rsid="0029b561"/>
    </style:style>
    <style:style style:name="P8" style:family="paragraph" style:parent-style-name="Standard">
      <style:text-properties style:font-name="Times New Roman" officeooo:rsid="002d664e" officeooo:paragraph-rsid="002d664e"/>
    </style:style>
    <style:style style:name="P9" style:family="paragraph" style:parent-style-name="Standard">
      <style:text-properties style:font-name="Times New Roman" officeooo:rsid="002b02f5" officeooo:paragraph-rsid="002aeac2"/>
    </style:style>
    <style:style style:name="P10" style:family="paragraph" style:parent-style-name="Standard">
      <style:text-properties style:font-name="Times New Roman" officeooo:rsid="003197a2" officeooo:paragraph-rsid="003197a2"/>
    </style:style>
    <style:style style:name="P11" style:family="paragraph" style:parent-style-name="Standard">
      <style:text-properties style:font-name="Times New Roman" officeooo:rsid="0034c082" officeooo:paragraph-rsid="0034c082"/>
    </style:style>
    <style:style style:name="P12" style:family="paragraph" style:parent-style-name="Standard">
      <style:text-properties style:font-name="Times New Roman" officeooo:rsid="0039ff02" officeooo:paragraph-rsid="0039ff02"/>
    </style:style>
    <style:style style:name="P13" style:family="paragraph" style:parent-style-name="Standard">
      <style:text-properties style:font-name="Times New Roman" officeooo:rsid="003b7f6e" officeooo:paragraph-rsid="003b7f6e"/>
    </style:style>
    <style:style style:name="P14" style:family="paragraph" style:parent-style-name="Standard">
      <style:text-properties style:font-name="Times New Roman" officeooo:rsid="0042b08c" officeooo:paragraph-rsid="0042b08c"/>
    </style:style>
    <style:style style:name="P15" style:family="paragraph" style:parent-style-name="Standard">
      <style:text-properties style:font-name="Times New Roman" officeooo:rsid="004676ba" officeooo:paragraph-rsid="004676ba"/>
    </style:style>
    <style:style style:name="P16" style:family="paragraph" style:parent-style-name="Standard">
      <style:text-properties style:font-name="Times New Roman" officeooo:rsid="004ae705" officeooo:paragraph-rsid="004ae705"/>
    </style:style>
    <style:style style:name="P17" style:family="paragraph" style:parent-style-name="Standard">
      <style:text-properties style:font-name="Times New Roman" officeooo:rsid="005591bc" officeooo:paragraph-rsid="005591bc"/>
    </style:style>
    <style:style style:name="P18" style:family="paragraph" style:parent-style-name="Standard">
      <style:text-properties style:font-name="Times New Roman" officeooo:rsid="005492cf" officeooo:paragraph-rsid="005591bc"/>
    </style:style>
    <style:style style:name="P19" style:family="paragraph" style:parent-style-name="Standard">
      <style:text-properties officeooo:paragraph-rsid="00291918"/>
    </style:style>
    <style:style style:name="P20" style:family="paragraph" style:parent-style-name="Standard">
      <style:text-properties officeooo:paragraph-rsid="0029b561"/>
    </style:style>
    <style:style style:name="P21" style:family="paragraph" style:parent-style-name="Standard">
      <style:text-properties officeooo:paragraph-rsid="002aeac2"/>
    </style:style>
    <style:style style:name="P22" style:family="paragraph" style:parent-style-name="Standard">
      <style:text-properties officeooo:paragraph-rsid="0034c082"/>
    </style:style>
    <style:style style:name="P23" style:family="paragraph" style:parent-style-name="Standard">
      <style:text-properties officeooo:paragraph-rsid="00447585"/>
    </style:style>
    <style:style style:name="P24" style:family="paragraph" style:parent-style-name="Standard">
      <style:text-properties officeooo:paragraph-rsid="004c3e38"/>
    </style:style>
    <style:style style:name="P25" style:family="paragraph" style:parent-style-name="Standard">
      <style:text-properties officeooo:paragraph-rsid="005591bc"/>
    </style:style>
    <style:style style:name="P26" style:family="paragraph" style:parent-style-name="Standard">
      <style:text-properties officeooo:paragraph-rsid="0055cac4"/>
    </style:style>
    <style:style style:name="P27" style:family="paragraph" style:parent-style-name="Standard">
      <style:text-properties officeooo:paragraph-rsid="00595834"/>
    </style:style>
    <style:style style:name="P28" style:family="paragraph" style:parent-style-name="Standard">
      <style:text-properties officeooo:paragraph-rsid="0060a625"/>
    </style:style>
    <style:style style:name="P29" style:family="paragraph" style:parent-style-name="Standard">
      <style:text-properties officeooo:rsid="006bf89e" officeooo:paragraph-rsid="006bf89e"/>
    </style:style>
    <style:style style:name="T1" style:family="text">
      <style:text-properties style:font-name="Times New Roman" officeooo:rsid="0024f7a1"/>
    </style:style>
    <style:style style:name="T2" style:family="text">
      <style:text-properties style:font-name="Times New Roman" officeooo:rsid="00272ded"/>
    </style:style>
    <style:style style:name="T3" style:family="text">
      <style:text-properties style:font-name="Times New Roman" officeooo:rsid="00291918"/>
    </style:style>
    <style:style style:name="T4" style:family="text">
      <style:text-properties style:font-name="Times New Roman" officeooo:rsid="001d5640"/>
    </style:style>
    <style:style style:name="T5" style:family="text">
      <style:text-properties style:font-name="Times New Roman" officeooo:rsid="00267cbc"/>
    </style:style>
    <style:style style:name="T6" style:family="text">
      <style:text-properties style:font-name="Times New Roman" fo:font-size="12pt" officeooo:rsid="00291918"/>
    </style:style>
    <style:style style:name="T7" style:family="text">
      <style:text-properties style:font-name="Times New Roman" officeooo:rsid="0029b561"/>
    </style:style>
    <style:style style:name="T8" style:family="text">
      <style:text-properties style:font-name="Times New Roman" officeooo:rsid="002aeac2"/>
    </style:style>
    <style:style style:name="T9" style:family="text">
      <style:text-properties style:font-name="Times New Roman" officeooo:rsid="002b02f5"/>
    </style:style>
    <style:style style:name="T10" style:family="text">
      <style:text-properties style:font-name="Times New Roman" officeooo:rsid="0030bb35"/>
    </style:style>
    <style:style style:name="T11" style:family="text">
      <style:text-properties style:font-name="Times New Roman" officeooo:rsid="003e0759"/>
    </style:style>
    <style:style style:name="T12" style:family="text">
      <style:text-properties style:font-name="Times New Roman" officeooo:rsid="003f70af"/>
    </style:style>
    <style:style style:name="T13" style:family="text">
      <style:text-properties style:font-name="Times New Roman" officeooo:rsid="00403b35"/>
    </style:style>
    <style:style style:name="T14" style:family="text">
      <style:text-properties style:font-name="Times New Roman" officeooo:rsid="0042b08c"/>
    </style:style>
    <style:style style:name="T15" style:family="text">
      <style:text-properties style:font-name="Times New Roman" officeooo:rsid="00447585"/>
    </style:style>
    <style:style style:name="T16" style:family="text">
      <style:text-properties style:font-name="Times New Roman" officeooo:rsid="0044a258"/>
    </style:style>
    <style:style style:name="T17" style:family="text">
      <style:text-properties style:font-name="Times New Roman" officeooo:rsid="004676ba"/>
    </style:style>
    <style:style style:name="T18" style:family="text">
      <style:text-properties style:font-name="Times New Roman" officeooo:rsid="004ae705"/>
    </style:style>
    <style:style style:name="T19" style:family="text">
      <style:text-properties style:font-name="Times New Roman" officeooo:rsid="001bd411"/>
    </style:style>
    <style:style style:name="T20" style:family="text">
      <style:text-properties style:font-name="Times New Roman" officeooo:rsid="0021a968"/>
    </style:style>
    <style:style style:name="T21" style:family="text">
      <style:text-properties style:font-name="Times New Roman" officeooo:rsid="004c3e38"/>
    </style:style>
    <style:style style:name="T22" style:family="text">
      <style:text-properties style:font-name="Times New Roman" officeooo:rsid="004edcb3"/>
    </style:style>
    <style:style style:name="T23" style:family="text">
      <style:text-properties style:font-name="Times New Roman" officeooo:rsid="00541319"/>
    </style:style>
    <style:style style:name="T24" style:family="text">
      <style:text-properties style:font-name="Times New Roman" officeooo:rsid="005492cf"/>
    </style:style>
    <style:style style:name="T25" style:family="text">
      <style:text-properties style:font-name="Times New Roman" officeooo:rsid="005591bc"/>
    </style:style>
    <style:style style:name="T26" style:family="text">
      <style:text-properties style:font-name="Times New Roman" officeooo:rsid="0055cac4"/>
    </style:style>
    <style:style style:name="T27" style:family="text">
      <style:text-properties style:font-name="Times New Roman" officeooo:rsid="00595834"/>
    </style:style>
    <style:style style:name="T28" style:family="text">
      <style:text-properties style:font-name="Times New Roman" officeooo:rsid="0060a625"/>
    </style:style>
    <style:style style:name="T29" style:family="text">
      <style:text-properties style:font-name="Times New Roman" officeooo:rsid="0066617e"/>
    </style:style>
    <style:style style:name="T30" style:family="text">
      <style:text-properties style:font-name="Times New Roman" officeooo:rsid="00683660"/>
    </style:style>
    <style:style style:name="T31" style:family="text">
      <style:text-properties style:font-name="Times New Roman" officeooo:rsid="006a26a4"/>
    </style:style>
    <style:style style:name="T32" style:family="text">
      <style:text-properties officeooo:rsid="0034c082"/>
    </style:style>
    <style:style style:name="T33" style:family="text">
      <style:text-properties fo:font-variant="normal" fo:text-transform="none" fo:color="#000000" style:font-name="Times New Roman" fo:font-size="12pt" fo:letter-spacing="normal" fo:font-style="normal" fo:font-weight="normal" style:font-size-asian="12pt" style:font-size-complex="12pt"/>
    </style:style>
    <style:style style:name="T34" style:family="text">
      <style:text-properties fo:font-variant="normal" fo:text-transform="none" fo:color="#000000" style:font-name="Times New Roman" fo:font-size="12pt" fo:letter-spacing="normal" fo:font-style="normal" fo:font-weight="normal" officeooo:rsid="0036af6d" style:font-size-asian="12pt" style:font-size-complex="12pt"/>
    </style:style>
    <style:style style:name="T35" style:family="text">
      <style:text-properties fo:font-variant="normal" fo:text-transform="none" fo:color="#000000" style:font-name="Times New Roman" fo:font-size="12pt" fo:letter-spacing="normal" fo:font-style="normal" fo:font-weight="normal" officeooo:rsid="0038263a" style:font-size-asian="12pt" style:font-size-complex="12pt"/>
    </style:style>
    <style:style style:name="T36" style:family="text">
      <style:text-properties fo:font-variant="normal" fo:text-transform="none" fo:color="#000000" style:font-name="Times New Roman" fo:font-size="12pt" fo:letter-spacing="normal" fo:font-style="normal" fo:font-weight="normal" officeooo:rsid="0039ff02" style:font-size-asian="12pt" style:font-size-complex="12pt"/>
    </style:style>
    <style:style style:name="T37" style:family="text">
      <style:text-properties fo:font-variant="normal" fo:text-transform="none" fo:color="#000000" style:font-name="Times New Roman" fo:font-size="12pt" fo:letter-spacing="normal" fo:font-style="normal" fo:font-weight="normal" officeooo:rsid="003b7f6e" style:font-size-asian="12pt" style:font-size-complex="12pt"/>
    </style:style>
    <style:style style:name="T38" style:family="text">
      <style:text-properties fo:color="#000000" style:font-name="Times New Roman" fo:font-size="12pt" style:font-size-asian="12pt" style:font-size-complex="12pt"/>
    </style:style>
    <style:style style:name="T39" style:family="text">
      <style:text-properties fo:color="#000000" style:font-name="Times New Roman" fo:font-size="12pt" officeooo:rsid="0034d7cf" style:font-size-asian="12pt" style:font-size-complex="12pt"/>
    </style:style>
    <style:style style:name="T40" style:family="text">
      <style:text-properties fo:color="#000000" style:font-name="Times New Roman" fo:font-size="12pt" officeooo:rsid="0036af6d" style:font-size-asian="12pt" style:font-size-complex="12pt"/>
    </style:style>
    <style:style style:name="T41" style:family="text">
      <style:text-properties officeooo:rsid="0047988b"/>
    </style:style>
    <style:style style:name="T42" style:family="text">
      <style:text-properties officeooo:rsid="004821e0"/>
    </style:style>
    <style:style style:name="T43" style:family="text">
      <style:text-properties officeooo:rsid="0055cac4"/>
    </style:style>
    <style:style style:name="T44" style:family="text">
      <style:text-properties officeooo:rsid="0057616a"/>
    </style:style>
    <style:style style:name="T45" style:family="text">
      <style:text-properties officeooo:rsid="00595834"/>
    </style:style>
    <style:style style:name="T46" style:family="text">
      <style:text-properties officeooo:rsid="005b2a46"/>
    </style:style>
    <style:style style:name="T47" style:family="text">
      <style:text-properties officeooo:rsid="005db2bc"/>
    </style:style>
    <style:style style:name="T48" style:family="text">
      <style:text-properties officeooo:rsid="005ed706"/>
    </style:style>
    <style:style style:name="T49" style:family="text">
      <style:text-properties officeooo:rsid="0060a625"/>
    </style:style>
    <style:style style:name="T50" style:family="text">
      <style:text-properties officeooo:rsid="0061ae40"/>
    </style:style>
    <style:style style:name="T51" style:family="text">
      <style:text-properties officeooo:rsid="0062ca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bstract)</text:p>
      <text:p text:style-name="P24"><text:span text:style-name="T18">Das Ziel dieses Papers ist es </text:span><text:span text:style-name="T21">nach einer kurzen Betrachtung der Geschichte und den derzeiten Stand der Smartwatch</text:span><text:span text:style-name="T18">, unter Betrachung der neuesten Studien, </text:span><text:span text:style-name="T21">insbesondere die Verwendung mit Magnetometer ausgestatetten Smartwatches zu beachten</text:span><text:span text:style-name="T18">. </text:span><text:span text:style-name="T19">Smartwatches werden immer beliebter und sind im Alltag </text:span><text:span text:style-name="T5">häufig </text:span><text:span text:style-name="T19">anzutreffen. Sie erfüllen Aufgaben die für normale Uhren undenkbar sind </text:span><text:span text:style-name="T20">und dienen gewisser</text:span><text:span text:style-name="T5">maßen</text:span><text:span text:style-name="T20"> als Erweiterung des Smartphones</text:span><text:span text:style-name="T19">. </text:span><text:span text:style-name="T4">Smartwatches verfügen über eine Vielzahl von unterschiedlichen Sensoren, darunter auch Magnetometer. Magnetometer dienen hauptsächlich dazu die magnetische Flussdichte von Magnetfeldern zu messen, </text:span><text:span text:style-name="T5">ermöglichen jedoch auch oft </text:span><text:span text:style-name="T4">deren Richtung zu erfassen. </text:span><text:span text:style-name="T18">MEM-Magnetometer </text:span><text:span text:style-name="T12">(MEM = Micro-Electromechanical Systems)</text:span><text:span text:style-name="T11"> </text:span><text:span text:style-name="T18">werden in Smartphones und Smartwatches verbaut. Mithilfe von Magnetringen oder sonstigen tragbaren magnetischen Gegenständen ist es möglich eine</text:span><text:span text:style-name="T22">r</text:span><text:span text:style-name="T18"> Smartwatch </text:span><text:span text:style-name="T22">verschiedene Funktionen für verschiedene Finger zuzuordnen</text:span><text:span text:style-name="T18">. </text:span><text:span text:style-name="T21">Mit den besagten Magnetringen </text:span><text:span text:style-name="T22">und mit Magneten ausgestatteten Brillen </text:span><text:span text:style-name="T21">kann man Autofahrer überwachen und erkennen ob sie das Lenkrad sicher greifen </text:span><text:span text:style-name="T22">und ob sie vom Verkehrsgeschehen abgelenkt sind</text:span><text:span text:style-name="T21">. </text:span></text:p>
      <text:p text:style-name="P16"/>
      <text:p text:style-name="P1"/>
      <text:p text:style-name="P3">Introduction)</text:p>
      <text:p text:style-name="P19"><text:span text:style-name="T3">Smartwatches gewinnen im Alltag immer mehr an Bedeutung, sie dienen gewissermaßen als Erweiterung des Smartphones. Sie </text:span><text:span text:style-name="T4">verfügen über eine Vielzahl von unterschiedlichen Sensoren, <text:s/>darunter auch Magnetometer. Magnetometer dienen hauptsächlich dazu die magnetische Flussdichte von Magnetfeldern zu messen, </text:span><text:span text:style-name="T5">ermöglichen jedoch auch oft </text:span><text:span text:style-name="T4">deren Richtung zu erfassen.</text:span></text:p>
      <text:p text:style-name="P20"><text:span text:style-name="T1"><text:line-break/></text:span><text:span text:style-name="T2">Smartwatches können bauartbedingt nur über kleine runde </text:span><text:span text:style-name="T3">o</text:span><text:span text:style-name="T2">der rechteckige Bildschirme verfügen. Um die nonverbalen Eingabemöglichkeiten </text:span><text:span text:style-name="T7">(Tasten, Touchscreen)</text:span><text:span text:style-name="T2"> zu erweitern kann eine Fingerabdruckerkennung hilfreich sein. Mithilfe dieser Fingerabdruckerkennung ist es möglich bestimmte Aufgaben einzelnen Fingern zuzuordnen, </text:span><text:span text:style-name="T3">wie in der Arbeit von </text:span><text:span text:style-name="T6">Keunwoo Park und Geehyuk Lee [1] beschrieben</text:span><text:span text:style-name="T2">. </text:span></text:p>
      <text:p text:style-name="P5"/>
      <text:p text:style-name="P20"><text:span text:style-name="T7">In der Arbeit von Gabriel Reyes, et al. [2], wird eine Vorgehensweise beschrieben die, die Realisierung einer Gestenerkennung mithilfe von Magnetringen erlaubt. In der Arbeit von Hua Huang, et al [3] wird zur Fahrerüberwachung ebenfalls auf Magnetringe in Kombination mit Magnetbrillen </text:span><text:span text:style-name="T8">(Brillen ausgestattet mit einem Magnet an einer Seite des Brillengestells) </text:span><text:span text:style-name="T7">zurückgegriffen.</text:span></text:p>
      <text:p text:style-name="P7"/>
      <text:p text:style-name="P21"><text:span text:style-name="T8">Die vorhergenannten Problemstellungen/Forschungen benötigen mindestens ein Magnetometer zur erfolgreichen Implementierung. Häufig werden diese Magnetometer auch durch Accelerometer, Gyroskope </text:span><text:span text:style-name="T10">und Barometer </text:span><text:span text:style-name="T8">unterstützt, so </text:span><text:span text:style-name="T9">[4].</text:span></text:p>
      <text:p text:style-name="P9"/>
      <text:p text:style-name="P8">Das Ziel dieses Papers ist die Verwendung von Smartwatches insbesondere mit Magnetometern näher zu analysier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
      <text:p text:style-name="P4"><text:line-break/>Related Work)</text:p>
      <text:p text:style-name="P26"><text:span text:style-name="T23">Es gibt schon Forschungen die Methoden zur Unterscheidung des bedienenden Fingers einer Smartwatch </text:span><text:span text:style-name="T25">oder anderweitige Eingabemöglichkeiten </text:span><text:span text:style-name="T23">vorschlagen. Jedoch benötigen diese Methoden </text:span><text:span text:style-name="T25">oft </text:span><text:span text:style-name="T23">auch die Verwendung einer fest installierten Kamera, laut Keunwoo Park und Geehyuk Lee [a1]. </text:span><text:span text:style-name="T26">Ein weiter Ansatz ist die Spracherkennung mithilfe des in der Smartwatch intergrierten Mikrofons, laut </text:span><text:span text:style-name="T28">Gabriel Reyes, et al </text:span><text:span text:style-name="T26">[b2]. Ebenfalls </text:span><text:span text:style-name="T25">gibt es zahlreiche Konzepte die auf Magnetismus als Eingabemöglichkeit setzen </text:span><text:span text:style-name="T29">für tragbare elektronische Geräte </text:span><text:span text:style-name="T30">(</text:span><text:span text:style-name="T31">Wearables)</text:span><text:span text:style-name="T25">, so Gabriel Reyes, et al [b1].</text:span></text:p>
      <text:p text:style-name="P17"/>
      <text:p text:style-name="P25"><text:span text:style-name="T24">In der Arbeit von Tritap [a2], </text:span><text:span text:style-name="T28">wird</text:span><text:span text:style-name="T24"> stattdessen ein rohes kapazitives Berührungsbild des Smartwatch-Bildschirms </text:span><text:span text:style-name="T28">benötigt</text:span><text:span text:style-name="T24"> um verschiedene Finger zu unterscheiden. Um eine zufriedenstellende Genauigkeit zu erreichen </text:span><text:span text:style-name="T28">muss </text:span><text:span text:style-name="T24">der Smartwatch-Nutzer eine unangenehme Position beim Berühren des Bildschirms einnehmen, laut </text:span><text:span text:style-name="T23">Keunwoo Park und Geehyuk Lee </text:span><text:span text:style-name="T24">[a3].</text:span></text:p>
      <text:p text:style-name="P18"/>
      <text:p text:style-name="P26">Ketabdar et al. <text:span text:style-name="T43">[b3] verwendet das interne Magnetometer eines Smartphones um dreidimensionale Bewegung zu erkennen. Dazu muss der Benutzer einen Metallring, an der Hand die die Uhr bedient, tragen. In der Arbeit von D</text:span>aniel Ashbrook, <text:span text:style-name="T43">et al. [b4] wird das Projekt Nenya vorgestellt, welches ebenfalls einen Magnetring, der wie ein Ehering am Zeigefinger getragen wird, verwendet. Die Bedienung der Smartwatch kann durch Drehen und Schieben dieses Rings </text:span><text:span text:style-name="T44">bewerkstelligt werden. Diese Methode ist jedoch ermüdend und unbequem, laut Gabriel Reyes, et al [b5].</text:span></text:p>
      <text:p text:style-name="P10"/>
      <text:p text:style-name="P27"><text:span text:style-name="T27">In der Arbeit von K</text:span>e-Yu Chen, <text:span text:style-name="T45">et al. [b6] wird uTrack vorgestellt, </text:span><text:span text:style-name="T48">welches die gleichen Ambitionen verfolgt</text:span><text:span text:style-name="T45">. </text:span><text:span text:style-name="T46">V</text:span><text:span text:style-name="T45">oraussetzung</text:span><text:span text:style-name="T46">en sind das Tragen eines Magnetfingers am Daumen und zwei Magnetometer am Ringfinger, um die Daumenbewegung in einen dreidimensionalen Zeiger zu übersetze</text:span><text:span text:style-name="T47">n</text:span><text:span text:style-name="T46">.</text:span></text:p>
      <text:p text:style-name="P27"/>
      <text:p text:style-name="P28"><text:span text:style-name="T49">In der Arbeit von Sang Ho Yoon, et al. [c1], wird der Tring vorgestellt. Eine IMU (Inertial Measurement Unit) mit 9 Axen </text:span><text:span text:style-name="T50">liefert die Positionsdaten eines am Finger getragenen Magnetes (vorzugsweise Magnetring). Nach der Anwendung eines gradient descent Verfahrens wird schon eine robuste Näherung der Magnetposition erreicht, laut Sang Ho Yoon, et al. [c2]. </text:span><text:span text:style-name="T51">Dieses Verfahren soll es erlauben auch problemlos mit alltäglichen Objekten zu interagieren, so Sang Ho Yoon, et al. [c3].</text:span></text:p>
      <text:p text:style-name="P28"/>
      <text:p text:style-name="P29">In der Arbeit von Aras Yurtman und Billur Barshan [d1], werden die Daten von Magnetometer, Accelerometer und Gyroskop gleichzeitig betrachtet um eine Ortung zu realisiere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
      <text:p text:style-name="P2">Thema)</text:p>
      <text:p text:style-name="P11">Grund<text:span text:style-name="T38">lagen Smartwatch:</text:span></text:p>
      <text:p text:style-name="P22"><text:span text:style-name="T39">Das Lexikon Duden.de </text:span><text:span text:style-name="T40">[5] </text:span><text:span text:style-name="T39">definiert den Begriff Smartwatch wie folgt : „</text:span><text:span text:style-name="T33">am Handgelenk getragener Minicomputer, der neben der Zeitanzeige zahlreiche Funktionen wie Konnektivität zum Smartphone, Sensoren zur Beobachtung des Anwenders u.Ä. aufweist“. </text:span><text:span text:style-name="T34">Der Ursprung der Smartwatch liegt einige Dekaden in der Vergangenheit, laut Kyle Mills Johnson [6]. </text:span><text:span text:style-name="T35">Die Beliebtheit stieg ca. im Jahr 2014. Erwähnenswert sind die Modelle Samsung Galaxy Gear (Markteinführung: 25. September 2013, </text:span><text:span text:style-name="T36">laut engadget </text:span><text:span text:style-name="T35">[7]) und Pebble smart watch (Markteinführung: 13. Januar 2013, laut zdnet [8]), laut Kyle Mills Johnson [9]. </text:span><text:span text:style-name="T36">Der aktuellste Nachfolger der Samsung Galaxy Gear heißt Samsung Galaxy Watch (Markteinführung: </text:span><text:span text:style-name="T37">[10])</text:span><text:span text:style-name="T36">. Sie verfügt über ein Accelerometer, ein Gyroskop, ein Barometer, einen Herzfrequenzsensor, </text:span><text:span text:style-name="T37">einen </text:span><text:span text:style-name="T36">Lichtsensor </text:span><text:span text:style-name="T37">und einen runden 1.3 Zoll Bildschirm, laut Samsung [11]</text:span><text:span text:style-name="T36">.</text:span></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rundlagen Magnetometer:</text:p>
      <text:p text:style-name="P15">Magnetometer können vielseitig verwendet werden. Sie können als Kompass fungieren oder als Metaldetektor bei Aufspüren von magnetischen Materialen helfen. <text:span text:style-name="T41">Mit ausgeklügelten Algorithmen ist die Implementierung einer Gesten-/</text:span><text:span text:style-name="T42">Abstands- oder Richtungserkennung </text:span><text:span text:style-name="T41">anhand von Metallringen o. Ä. Möglich.</text:span></text:p>
      <text:p text:style-name="P11"/>
      <text:p text:style-name="P23"><text:span text:style-name="T11">In Smartwatches finden typischerweise ME</text:span><text:span text:style-name="T12">M</text:span><text:span text:style-name="T11">-Magnetometer </text:span><text:span text:style-name="T12">(MEM = MicroElectromechanical Systems)</text:span><text:span text:style-name="T11"> Anwendung. Diese besitzen einen äußerst kompakten Formfaktor. Dadurch ist eine strategische Platzierung des Sensors einfach. Ebenfalls verzichten MEM-Magnetometer auf den Gebrauch von </text:span><text:span text:style-name="T12">Microfabrication </text:span><text:span text:style-name="T13">(Microfabrication benutzt Halbleitertechnik um Objekte im Micro- bis Millimeter Bereich herzustellen, laut Joel Voldman, et al. [12]), laut [13]. </text:span><text:span text:style-name="T14">Ein</text:span><text:span text:style-name="T15">en</text:span><text:span text:style-name="T14"> weitere</text:span><text:span text:style-name="T15">n</text:span><text:span text:style-name="T14"> Vorteil dieser Magneto</text:span><text:span text:style-name="T15">meter</text:span><text:span text:style-name="T14"> stellt der relativ niedrige Stromverbrauch, </text:span><text:span text:style-name="T15">bei hohen Arbeitsfrequenzen (100 Hz bei einer Sony Smartwatch 3 SWR50 laut Gabriel Reyes, et al. [14]), laut</text:span><text:span text:style-name="T14"> </text:span><text:span text:style-name="T16">[19] </text:span><text:span text:style-name="T14">dar. </text:span><text:span text:style-name="T17">Jedoch können die hohen Entwicklungskosten bei der Entwicklung eines neuen verbesserten MEM-Magnetometers abschreckend wirken.</text:span></text:p>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Magnetometer in smartwatches:</text:p>
      <text:p text:style-name="P1"/>
      <text:p text:style-name="P2">Resümee)</text:p>
      <text:p text:style-name="P2"><text:soft-page-break/>Meiner Meinung nach <text:span text:style-name="T32">sind Smartwatches </text:span></text:p>
      <text:p text:style-name="P2"/>
      <text:p text:style-name="P12">[7] <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https://www.engadget.com/2013-09-04-samsung-unveils-galaxy-gear.html?guce_referrer=aHR0cHM6Ly9lbi53aWtpcGVkaWEub3JnLw&amp;guce_referrer_sig=AQAAAFz4Z-</text:a><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GD2i8Ul8mMAL0HhH_ADt4A856jnO7M0thBYvevGIAIU3rx2nW-4nCnONt3y_0khIE1pScZrnBTvzRqKh1mb20yUqoMwAP4k-A2t48CSd0wfNXZBEP_uMRVG-VuhcI1yjRgwQKl3DZbyICQigi0fGaz3tbdgRGYGZHW2T9N</text:a></text:p>
      <text:p text:style-name="P12"/>
      <text:p text:style-name="P13">[11] <text:a xlink:type="simple" xlink:href="https://www.samsung.com/global/galaxy/galaxy-watch/specs/" text:style-name="Internet_20_link" text:visited-style-name="Visited_20_Internet_20_Link">https://www.samsung.com/global/galaxy/galaxy-watch/specs/</text:a></text:p>
      <text:p text:style-name="P13"/>
      <text:p text:style-name="P14">[12] https://www.rle.mit.edu/biomicro/reprints/jvoldman_annrev.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4:41:27.883559810</meta:creation-date>
    <dc:date>2021-12-01T18:21:39.162186515</dc:date>
    <meta:editing-duration>PT1H56M45S</meta:editing-duration>
    <meta:editing-cycles>29</meta:editing-cycles>
    <meta:generator>LibreOffice/6.4.7.2$Linux_X86_64 LibreOffice_project/40$Build-2</meta:generator>
    <meta:document-statistic meta:table-count="0" meta:image-count="0" meta:object-count="0" meta:page-count="6" meta:paragraph-count="27" meta:word-count="941" meta:character-count="7566" meta:non-whitespace-character-count="6646"/>
  </office:meta>
</office:document-meta>
</file>